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42cm"/>
    </style:style>
    <style:style style:name="Table1.B" style:family="table-column">
      <style:table-column-properties style:column-width="8.518cm"/>
    </style:style>
    <style:style style:name="Table1.C" style:family="table-column">
      <style:table-column-properties style:column-width="5.24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41cm"/>
    </style:style>
    <style:style style:name="Table2.B" style:family="table-column">
      <style:table-column-properties style:column-width="5.244cm"/>
    </style:style>
    <style:style style:name="Table2.C" style:family="table-column">
      <style:table-column-properties style:column-width="8.34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385cm" table:align="left"/>
    </style:style>
    <style:style style:name="Table3.A" style:family="table-column">
      <style:table-column-properties style:column-width="2.561cm"/>
    </style:style>
    <style:style style:name="Table3.B" style:family="table-column">
      <style:table-column-properties style:column-width="5.177cm"/>
    </style:style>
    <style:style style:name="Table3.C" style:family="table-column">
      <style:table-column-properties style:column-width="6.64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📊 <text:span text:style-name="Strong_20_Emphasis">Understanding Views in MySQL</text:span></text:h>
      <text:p text:style-name="Text_20_body">A <text:span text:style-name="Strong_20_Emphasis">view</text:span> in MySQL is a <text:span text:style-name="Strong_20_Emphasis">virtual table</text:span> created by saving the result of a <text:span text:style-name="Source_20_Text">SELECT</text:span> query. It doesn't store data itself but dynamically reflects changes in the underlying tables.</text:p>
      <text:p text:style-name="Horizontal_20_Line"/>
      <text:h text:style-name="Heading_20_2" text:outline-level="2">✅ <text:span text:style-name="Strong_20_Emphasis">1. Why Use Views?</text:span></text:h>
      <text:list xml:id="list2422077307" text:style-name="L1">
        <text:list-item>
          <text:p text:style-name="P3"><text:span text:style-name="Strong_20_Emphasis">Data Abstraction</text:span>: Hide complex joins or calculations. </text:p>
        </text:list-item>
        <text:list-item>
          <text:p text:style-name="P3"><text:span text:style-name="Strong_20_Emphasis">Security</text:span>: Restrict access to specific columns or rows. </text:p>
        </text:list-item>
        <text:list-item>
          <text:p text:style-name="P3"><text:span text:style-name="Strong_20_Emphasis">Simplification</text:span>: Save reusable complex queries. </text:p>
        </text:list-item>
        <text:list-item>
          <text:p text:style-name="P2"><text:span text:style-name="Strong_20_Emphasis">Consistency</text:span>: Ensure a unified view of data across applications. </text:p>
        </text:list-item>
      </text:list>
      <text:p text:style-name="Horizontal_20_Line"/>
      <text:h text:style-name="Heading_20_2" text:outline-level="2">📚 <text:span text:style-name="Strong_20_Emphasis">2. Types of Views in MySQL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View Typ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Modifiable?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imple View</text:span></text:p>
          </table:table-cell>
          <table:table-cell table:style-name="Table1.A1" office:value-type="string">
            <text:p text:style-name="Table_20_Contents">Based on a <text:span text:style-name="Strong_20_Emphasis">single</text:span> table (no functions).</text:p>
          </table:table-cell>
          <table:table-cell table:style-name="Table1.A1" office:value-type="string">
            <text:p text:style-name="Table_20_Contents">✅ Yes (if no aggregation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plex View</text:span></text:p>
          </table:table-cell>
          <table:table-cell table:style-name="Table1.A1" office:value-type="string">
            <text:p text:style-name="Table_20_Contents">Involves <text:span text:style-name="Strong_20_Emphasis">joins</text:span>, <text:span text:style-name="Strong_20_Emphasis">aggregates</text:span>, or <text:span text:style-name="Strong_20_Emphasis">subqueries</text:span>.</text:p>
          </table:table-cell>
          <table:table-cell table:style-name="Table1.A1" office:value-type="string">
            <text:p text:style-name="Table_20_Contents">❌ No (generally read-only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pdatable View</text:span></text:p>
          </table:table-cell>
          <table:table-cell table:style-name="Table1.A1" office:value-type="string">
            <text:p text:style-name="Table_20_Contents">Allows <text:span text:style-name="Source_20_Text">INSERT</text:span>, <text:span text:style-name="Source_20_Text">UPDATE</text:span>, and <text:span text:style-name="Source_20_Text">DELETE</text:span>.</text:p>
          </table:table-cell>
          <table:table-cell table:style-name="Table1.A1" office:value-type="string">
            <text:p text:style-name="Table_20_Contents">✅ Yes (with condition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ad-Only View</text:span></text:p>
          </table:table-cell>
          <table:table-cell table:style-name="Table1.A1" office:value-type="string">
            <text:p text:style-name="Table_20_Contents">Does <text:span text:style-name="Strong_20_Emphasis">not</text:span> allow modification.</text:p>
          </table:table-cell>
          <table:table-cell table:style-name="Table1.A1" office:value-type="string">
            <text:p text:style-name="Table_20_Contents">❌ N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terialized View</text:span></text:p>
          </table:table-cell>
          <table:table-cell table:style-name="Table1.A1" office:value-type="string">
            <text:p text:style-name="Table_20_Contents"><text:span text:style-name="Strong_20_Emphasis">Precomputed</text:span> and stored like a table (not in MySQL natively).</text:p>
          </table:table-cell>
          <table:table-cell table:style-name="Table1.A1" office:value-type="string">
            <text:p text:style-name="Table_20_Contents">❌ No (Not supported in MySQL).</text:p>
          </table:table-cell>
        </table:table-row>
      </table:table>
      <text:p text:style-name="Horizontal_20_Line"/>
      <text:h text:style-name="Heading_20_2" text:outline-level="2">📌 <text:span text:style-name="Strong_20_Emphasis">3. Creating and Managing Views</text:span></text:h>
      <text:h text:style-name="Heading_20_3" text:outline-level="3">📋 <text:span text:style-name="Strong_20_Emphasis">A. Creating a Simple View</text:span></text:h>
      <text:p text:style-name="Text_20_body">A basic view from a <text:span text:style-name="Strong_20_Emphasis">single</text:span> table.</text:p>
      <text:p text:style-name="Preformatted_20_Text"><text:span text:style-name="Source_20_Text">CREATE VIEW emp_view AS</text:span></text:p>
      <text:p text:style-name="Preformatted_20_Text"><text:span text:style-name="Source_20_Text">SELECT emp_id, emp_name, salary</text:span></text:p>
      <text:p text:style-name="P1"><text:span text:style-name="Source_20_Text">FROM employees;</text:span></text:p>
      <text:p text:style-name="Text_20_body">✅ <text:span text:style-name="Strong_20_Emphasis">Use the View</text:span>:</text:p>
      <text:p text:style-name="P1"><text:span text:style-name="Source_20_Text">SELECT * FROM emp_view;</text:span></text:p>
      <text:p text:style-name="Horizontal_20_Line"/>
      <text:h text:style-name="Heading_20_3" text:outline-level="3">🔗 <text:span text:style-name="Strong_20_Emphasis">B. Creating a Complex View</text:span></text:h>
      <text:p text:style-name="Text_20_body">From <text:span text:style-name="Strong_20_Emphasis">multiple</text:span> tables using <text:span text:style-name="Source_20_Text">JOIN</text:span>.</text:p>
      <text:p text:style-name="Preformatted_20_Text"><text:span text:style-name="Source_20_Text">CREATE VIEW emp_dept_view AS</text:span></text:p>
      <text:p text:style-name="Preformatted_20_Text"><text:span text:style-name="Source_20_Text">SELECT e.emp_id, e.emp_name, d.dept_name</text:span></text:p>
      <text:p text:style-name="Preformatted_20_Text"><text:span text:style-name="Source_20_Text">FROM employees e</text:span></text:p>
      <text:p text:style-name="P1"><text:span text:style-name="Source_20_Text">JOIN departments d ON e.dept_id = d.dept_id;</text:span></text:p>
      <text:p text:style-name="Text_20_body">✅ <text:span text:style-name="Strong_20_Emphasis">Access the View</text:span>:</text:p>
      <text:p text:style-name="P1"><text:soft-page-break/><text:span text:style-name="Source_20_Text">SELECT * FROM emp_dept_view;</text:span></text:p>
      <text:p text:style-name="Horizontal_20_Line"/>
      <text:h text:style-name="Heading_20_3" text:outline-level="3">✍️ <text:span text:style-name="Strong_20_Emphasis">C. Creating an Updatable View</text:span></text:h>
      <text:p text:style-name="Text_20_body">You can <text:span text:style-name="Strong_20_Emphasis">modify</text:span> data if:</text:p>
      <text:list xml:id="list2456137480" text:style-name="L2">
        <text:list-item>
          <text:p text:style-name="P5">It’s from <text:span text:style-name="Strong_20_Emphasis">one</text:span> table. </text:p>
        </text:list-item>
        <text:list-item>
          <text:p text:style-name="P4">No <text:span text:style-name="Strong_20_Emphasis">aggregates</text:span> or <text:span text:style-name="Strong_20_Emphasis">DISTINCT</text:span>. </text:p>
        </text:list-item>
      </text:list>
      <text:p text:style-name="Text_20_body">Example:</text:p>
      <text:p text:style-name="Preformatted_20_Text"><text:span text:style-name="Source_20_Text">CREATE VIEW editable_view AS</text:span></text:p>
      <text:p text:style-name="Preformatted_20_Text"><text:span text:style-name="Source_20_Text">SELECT emp_id, emp_name, salary</text:span></text:p>
      <text:p text:style-name="Preformatted_20_Text"><text:span text:style-name="Source_20_Text">FROM employees</text:span></text:p>
      <text:p text:style-name="P1"><text:span text:style-name="Source_20_Text">WHERE salary &gt; 50000;</text:span></text:p>
      <text:p text:style-name="Text_20_body">✅ <text:span text:style-name="Strong_20_Emphasis">Update the View (and original table)</text:span>:</text:p>
      <text:p text:style-name="P1"><text:span text:style-name="Source_20_Text">UPDATE editable_view SET salary = 60000 WHERE emp_id = 1;</text:span></text:p>
      <text:p text:style-name="Horizontal_20_Line"/>
      <text:h text:style-name="Heading_20_3" text:outline-level="3">📊 <text:span text:style-name="Strong_20_Emphasis">D. Read-Only View</text:span></text:h>
      <text:p text:style-name="Text_20_body">Using <text:span text:style-name="Strong_20_Emphasis">aggregates</text:span> makes it <text:span text:style-name="Strong_20_Emphasis">non-updatable</text:span>.</text:p>
      <text:p text:style-name="Preformatted_20_Text"><text:span text:style-name="Source_20_Text">CREATE VIEW salary_summary AS</text:span></text:p>
      <text:p text:style-name="Preformatted_20_Text"><text:span text:style-name="Source_20_Text">SELECT dept_id, AVG(salary) AS avg_salary</text:span></text:p>
      <text:p text:style-name="Preformatted_20_Text"><text:span text:style-name="Source_20_Text">FROM employees</text:span></text:p>
      <text:p text:style-name="P1"><text:span text:style-name="Source_20_Text">GROUP BY dept_id;</text:span></text:p>
      <text:p text:style-name="Text_20_body">❌ Cannot perform <text:span text:style-name="Source_20_Text">INSERT</text:span>, <text:span text:style-name="Source_20_Text">UPDATE</text:span>, <text:span text:style-name="Source_20_Text">DELETE</text:span>.</text:p>
      <text:p text:style-name="Horizontal_20_Line"/>
      <text:h text:style-name="Heading_20_3" text:outline-level="3">🗑️ <text:span text:style-name="Strong_20_Emphasis">E. Dropping a View</text:span></text:h>
      <text:p text:style-name="Text_20_body">Remove an existing view.</text:p>
      <text:p text:style-name="P1"><text:span text:style-name="Source_20_Text">DROP VIEW emp_view;</text:span></text:p>
      <text:p text:style-name="Horizontal_20_Line"/>
      <text:h text:style-name="Heading_20_2" text:outline-level="2">🔎 <text:span text:style-name="Strong_20_Emphasis">4. Checking and Altering Views</text:span></text:h>
      <text:h text:style-name="Heading_20_3" text:outline-level="3">✅ <text:span text:style-name="Strong_20_Emphasis">Show All Views</text:span></text:h>
      <text:p text:style-name="P1"><text:span text:style-name="Source_20_Text">SHOW FULL TABLES WHERE Table_type = 'VIEW';</text:span></text:p>
      <text:h text:style-name="Heading_20_3" text:outline-level="3">✅ <text:span text:style-name="Strong_20_Emphasis">View Definition</text:span></text:h>
      <text:p text:style-name="P1"><text:span text:style-name="Source_20_Text">SHOW CREATE VIEW emp_view;</text:span></text:p>
      <text:h text:style-name="Heading_20_3" text:outline-level="3"><text:soft-page-break/>✅ <text:span text:style-name="Strong_20_Emphasis">Modify (ALTER) a View</text:span></text:h>
      <text:p text:style-name="Preformatted_20_Text"><text:span text:style-name="Source_20_Text">ALTER VIEW emp_view AS</text:span></text:p>
      <text:p text:style-name="Preformatted_20_Text"><text:span text:style-name="Source_20_Text">SELECT emp_id, emp_name</text:span></text:p>
      <text:p text:style-name="P1"><text:span text:style-name="Source_20_Text">FROM employees;</text:span></text:p>
      <text:p text:style-name="Horizontal_20_Line"/>
      <text:h text:style-name="Heading_20_2" text:outline-level="2">📈 <text:span text:style-name="Strong_20_Emphasis">5. Performance: Before vs. After Using View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Feature</text:span></text:p>
            </table:table-cell>
            <table:table-cell table:style-name="Table2.A1" office:value-type="string">
              <text:p text:style-name="Table_20_Heading"><text:span text:style-name="Strong_20_Emphasis">Without View</text:span></text:p>
            </table:table-cell>
            <table:table-cell table:style-name="Table2.A1" office:value-type="string">
              <text:p text:style-name="Table_20_Heading"><text:span text:style-name="Strong_20_Emphasis">With View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Query Complexity</text:span></text:p>
          </table:table-cell>
          <table:table-cell table:style-name="Table2.A1" office:value-type="string">
            <text:p text:style-name="Table_20_Contents">Write complex <text:span text:style-name="Source_20_Text">JOIN</text:span> repeatedly.</text:p>
          </table:table-cell>
          <table:table-cell table:style-name="Table2.A1" office:value-type="string">
            <text:p text:style-name="Table_20_Contents">Simplified query (abstracted logic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ata Security</text:span></text:p>
          </table:table-cell>
          <table:table-cell table:style-name="Table2.A1" office:value-type="string">
            <text:p text:style-name="Table_20_Contents">Full table access required.</text:p>
          </table:table-cell>
          <table:table-cell table:style-name="Table2.A1" office:value-type="string">
            <text:p text:style-name="Table_20_Contents">Restrict access via view column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erformance</text:span></text:p>
          </table:table-cell>
          <table:table-cell table:style-name="Table2.A1" office:value-type="string">
            <text:p text:style-name="Table_20_Contents">Executes the query every time.</text:p>
          </table:table-cell>
          <table:table-cell table:style-name="Table2.A1" office:value-type="string">
            <text:p text:style-name="Table_20_Contents">Executes dynamically (no caching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aintainability</text:span></text:p>
          </table:table-cell>
          <table:table-cell table:style-name="Table2.A1" office:value-type="string">
            <text:p text:style-name="Table_20_Contents">Change multiple queries manually.</text:p>
          </table:table-cell>
          <table:table-cell table:style-name="Table2.A1" office:value-type="string">
            <text:p text:style-name="Table_20_Contents">Update logic once in the view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fficiency</text:span></text:p>
          </table:table-cell>
          <table:table-cell table:style-name="Table2.A1" office:value-type="string">
            <text:p text:style-name="Table_20_Contents">Must optimize every query manually.</text:p>
          </table:table-cell>
          <table:table-cell table:style-name="Table2.A1" office:value-type="string">
            <text:p text:style-name="Table_20_Contents">Optimizes through <text:span text:style-name="Strong_20_Emphasis">INSTEAD OF</text:span> triggers (when supported).</text:p>
          </table:table-cell>
        </table:table-row>
      </table:table>
      <text:p text:style-name="Horizontal_20_Line"/>
      <text:h text:style-name="Heading_20_2" text:outline-level="2">📊 <text:span text:style-name="Strong_20_Emphasis">6. View vs. Table in MySQL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Feature</text:span></text:p>
            </table:table-cell>
            <table:table-cell table:style-name="Table3.A1" office:value-type="string">
              <text:p text:style-name="Table_20_Heading"><text:span text:style-name="Strong_20_Emphasis">Table</text:span></text:p>
            </table:table-cell>
            <table:table-cell table:style-name="Table3.A1" office:value-type="string">
              <text:p text:style-name="Table_20_Heading"><text:span text:style-name="Strong_20_Emphasis">View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Storage</text:span></text:p>
          </table:table-cell>
          <table:table-cell table:style-name="Table3.A1" office:value-type="string">
            <text:p text:style-name="Table_20_Contents">Stores actual data.</text:p>
          </table:table-cell>
          <table:table-cell table:style-name="Table3.A1" office:value-type="string">
            <text:p text:style-name="Table_20_Contents">Virtual – no data stored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odification</text:span></text:p>
          </table:table-cell>
          <table:table-cell table:style-name="Table3.A1" office:value-type="string">
            <text:p text:style-name="Table_20_Contents">Supports <text:span text:style-name="Source_20_Text">INSERT</text:span>, <text:span text:style-name="Source_20_Text">UPDATE</text:span>.</text:p>
          </table:table-cell>
          <table:table-cell table:style-name="Table3.A1" office:value-type="string">
            <text:p text:style-name="Table_20_Contents">Limited (based on definition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erformance</text:span></text:p>
          </table:table-cell>
          <table:table-cell table:style-name="Table3.A1" office:value-type="string">
            <text:p text:style-name="Table_20_Contents">Faster for frequent queries.</text:p>
          </table:table-cell>
          <table:table-cell table:style-name="Table3.A1" office:value-type="string">
            <text:p text:style-name="Table_20_Contents">Slower (runs the query each time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ecurity</text:span></text:p>
          </table:table-cell>
          <table:table-cell table:style-name="Table3.A1" office:value-type="string">
            <text:p text:style-name="Table_20_Contents">Exposes full schema.</text:p>
          </table:table-cell>
          <table:table-cell table:style-name="Table3.A1" office:value-type="string">
            <text:p text:style-name="Table_20_Contents">Hides sensitive column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se Case</text:span></text:p>
          </table:table-cell>
          <table:table-cell table:style-name="Table3.A1" office:value-type="string">
            <text:p text:style-name="Table_20_Contents">Core storage of application.</text:p>
          </table:table-cell>
          <table:table-cell table:style-name="Table3.A1" office:value-type="string">
            <text:p text:style-name="Table_20_Contents">Abstract or simplify complex queries.</text:p>
          </table:table-cell>
        </table:table-row>
      </table:table>
      <text:p text:style-name="Horizontal_20_Line"/>
      <text:h text:style-name="Heading_20_2" text:outline-level="2">🧪 <text:span text:style-name="Strong_20_Emphasis">7. Example Use Case: Data Access Control</text:span></text:h>
      <text:p text:style-name="Text_20_body">Only allow access to <text:span text:style-name="Strong_20_Emphasis">specific columns</text:span>.</text:p>
      <text:p text:style-name="Preformatted_20_Text"><text:span text:style-name="Source_20_Text">CREATE VIEW emp_public AS</text:span></text:p>
      <text:p text:style-name="Preformatted_20_Text"><text:span text:style-name="Source_20_Text">SELECT emp_name, salary</text:span></text:p>
      <text:p text:style-name="P1"><text:span text:style-name="Source_20_Text">FROM employees;</text:span></text:p>
      <text:p text:style-name="Text_20_body">✅ <text:span text:style-name="Strong_20_Emphasis">Users can access the view without seeing sensitive data</text:span>:</text:p>
      <text:p text:style-name="P1"><text:span text:style-name="Source_20_Text">SELECT * FROM emp_public;</text:span></text:p>
      <text:p text:style-name="Horizontal_20_Line"/>
      <text:p text:style-name="Text_20_body">💡 <text:span text:style-name="Strong_20_Emphasis">Need more examples or a deep dive into specific use cases?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6:49:38.001085183</meta:creation-date>
    <meta:generator>LibreOffice/7.3.7.2$Linux_X86_64 LibreOffice_project/30$Build-2</meta:generator>
    <dc:date>2025-03-06T16:55:30.813075465</dc:date>
    <meta:editing-duration>PT5M53S</meta:editing-duration>
    <meta:editing-cycles>1</meta:editing-cycles>
    <meta:document-statistic meta:table-count="3" meta:image-count="0" meta:object-count="0" meta:page-count="3" meta:paragraph-count="118" meta:word-count="524" meta:character-count="3228" meta:non-whitespace-character-count="2821"/>
  </office:meta>
</office:document-meta>
</file>